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2e5d" officeooo:paragraph-rsid="001c2e5d"/>
    </style:style>
    <style:style style:name="P2" style:family="paragraph" style:parent-style-name="Standard">
      <style:text-properties officeooo:rsid="001c2e5d" officeooo:paragraph-rsid="001c2e5d"/>
    </style:style>
    <style:style style:name="P3" style:family="paragraph" style:parent-style-name="Standard">
      <style:text-properties officeooo:rsid="0020963c" officeooo:paragraph-rsid="0020963c"/>
    </style:style>
    <style:style style:name="P4" style:family="paragraph" style:parent-style-name="Standard">
      <style:text-properties officeooo:rsid="0020963c" officeooo:paragraph-rsid="00225070"/>
    </style:style>
    <style:style style:name="T1" style:family="text">
      <style:text-properties officeooo:rsid="001d814f"/>
    </style:style>
    <style:style style:name="T2" style:family="text">
      <style:text-properties officeooo:rsid="002250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Proposal: Friendbook! </text:p>
      <text:p text:style-name="P1">Dustin Cook<text:tab/></text:p>
      <text:p text:style-name="P1"/>
      <text:p text:style-name="P1"><text:tab/>I purpose to create a very basic and totally original site called Friendbook. This site should allow the user to create an account that is a friend object. Once they have their friend object created, they should be able to make comments on the comment page. Comments should also be a model in the project with a long char field of about … 100-200 chars? All comments on the comment page should be loaded with the most recent comment made at the top with the oldest comment at the bottom. Comments should also be a ManyToOne relationship, <text:span text:style-name="T1">for a person may have many comments connecting to him on the comment page. It should also look good and feel welcoming to the user! </text:span></text:p>
      <text:p text:style-name="P1"/>
      <text:p text:style-name="P3">It should also perform some other misc things.</text:p>
      <text:p text:style-name="P4">Every friend will have their own page with their information, and the site will keep track of how many comments they have made. There is a way to see how many things are linked to an object in python in a ManyToOne relationship right? If all else fails I guess I could set it up so that every comment has the person foreign key, and I could step threw all of the comments and count the times that, that Persons specific key shows up.<text:line-break/></text:p>
      <text:p text:style-name="P4"><text:span text:style-name="T2">The person model should have a date field that defaults to the day the person</text:span> <text:span text:style-name="T2">was created called joinDate and etc. </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8T02:26:37.157000000</meta:creation-date>
    <dc:date>2015-04-18T02:46:36.557000000</dc:date>
    <meta:editing-duration>PT11M15S</meta:editing-duration>
    <meta:editing-cycles>6</meta:editing-cycles>
    <meta:generator>LibreOffice/4.4.2.2$Windows_x86 LibreOffice_project/c4c7d32d0d49397cad38d62472b0bc8acff48dd6</meta:generator>
    <meta:document-statistic meta:table-count="0" meta:image-count="0" meta:object-count="0" meta:page-count="1" meta:paragraph-count="6" meta:word-count="240" meta:character-count="1308" meta:non-whitespace-character-count="1068"/>
  </office:meta>
</office:document-meta>
</file>